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solid" draw:fill-color="#0000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9900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marker-start-width="0.2cm" draw:marker-end-width="0.2cm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width="0cm" draw:marker-start-width="0.2cm" draw:marker-end-width="0.2cm" draw:fill-color="#3333ff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cm" svg:stroke-color="#009900" draw:marker-start-width="0.2cm" draw:marker-end-width="0.2cm" draw:fill-color="#009900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draw:fill-color="#0099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00cc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cm" svg:stroke-color="#009900" draw:marker-start-width="0.2cm" draw:marker-end-width="0.2cm" draw:fill-color="#ff0000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draw:stroke="none" draw:fill-color="#3333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0066ff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-color="#ff33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7.112cm" svg:height="1.847cm" svg:x="3.556cm" svg:y="13.6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778cm" svg:height="7.62cm" svg:x="6.223cm" svg:y="10.922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6.604cm" svg:height="5.588cm" svg:x="7.366cm" svg:y="1.77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604cm" svg:height="6.604cm" svg:x="17.27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custom-shape draw:style-name="gr5" draw:text-style-name="P1" draw:layer="layout" svg:width="7.112cm" svg:height="1.847cm" svg:x="6.004cm" svg:y="6.3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778cm" svg:height="7.62cm" svg:x="8.671cm" svg:y="3.5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6.185cm" svg:height="1.606cm" svg:x="20.574cm" svg:y="16.78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47cm" svg:height="6.627cm" svg:x="22.893cm" svg:y="14.3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7.874cm" svg:height="2.045cm" svg:x="16.51cm" svg:y="4.84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968cm" svg:height="8.436cm" svg:x="19.463cm" svg:y="1.77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" draw:layer="layout" svg:width="3.208cm" svg:height="0.833cm" svg:x="20.574cm" svg:y="12.13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02cm" svg:height="3.437cm" svg:x="21.777cm" svg:y="10.8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7.112cm" svg:height="1.847cm" svg:x="2.956cm" svg:y="14.20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778cm" svg:height="7.62cm" svg:x="5.623cm" svg:y="11.43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draw:layer="layout" svg:width="3.902cm" svg:height="3.302cm" svg:x="2.102cm" svg:y="2.0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3.902cm" svg:height="3.302cm" svg:x="1.016cm" svg:y="5.3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3.902cm" svg:height="3.302cm" svg:x="21.752cm" svg:y="0.7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3.047cm" svg:height="2.795cm" svg:x="16.765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1" draw:layer="layout" svg:width="3.556cm" svg:height="0.924cm" svg:x="10.922cm" svg:y="17.38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889cm" svg:height="3.81cm" svg:x="12.256cm" svg:y="16.002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3.902cm" svg:height="3.302cm" svg:x="0.162cm" svg:y="16.2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3.902cm" svg:height="3.302cm" svg:x="13.208cm" svg:y="8.1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047cm" svg:height="2.795cm" svg:x="10.669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047cm" svg:height="2.795cm" svg:x="16.765cm" svg:y="17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047cm" svg:height="2.795cm" svg:x="1.52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047cm" svg:height="2.795cm" svg:x="12.7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4" draw:text-style-name="P1" draw:layer="layout" svg:width="6.604cm" svg:height="6.604cm" svg:x="11.43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draw:layer="layout" svg:width="4.064cm" svg:height="1.108cm" svg:x="1.524cm" svg:y="2.93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16cm" svg:height="4.572cm" svg:x="3.048cm" svg:y="1.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5.08cm" svg:height="0.923cm" svg:x="21.844cm" svg:y="2.65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27cm" svg:height="3.81cm" svg:x="23.749cm" svg:y="1.27cm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1" draw:layer="layout" svg:width="6.604cm" svg:height="6.604cm" svg:x="0.762cm" svg:y="0.508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8" draw:text-style-name="P1" draw:layer="layout" svg:width="6.604cm" svg:height="5.588cm" svg:x="11.176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5" draw:text-style-name="P1" draw:layer="layout" svg:width="3.81cm" svg:height="1.108cm" svg:x="1.27cm" svg:y="6.23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952cm" svg:height="4.572cm" svg:x="2.699cm" svg:y="4.57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09:01:43.925716197</meta:creation-date>
    <dc:date>2016-11-29T09:08:49.180155366</dc:date>
    <meta:editing-duration>PT4H44M26S</meta:editing-duration>
    <meta:editing-cycles>6</meta:editing-cycles>
    <meta:generator>LibreOffice/4.2.8.2$Linux_X86_64 LibreOffice_project/420m0$Build-2</meta:generator>
    <meta:document-statistic meta:object-count="74"/>
  </office:meta>
</office:document-meta>
</file>